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29d" officeooo:paragraph-rsid="0014a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NT: graphics all tow games haunted mansion,and cross roads and the roblox 2006 studio.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1T13:30:57.390547165</meta:creation-date>
    <dc:date>2020-06-11T13:33:45.926087183</dc:date>
    <meta:editing-duration>PT2M50S</meta:editing-duration>
    <meta:editing-cycles>1</meta:editing-cycles>
    <meta:document-statistic meta:table-count="0" meta:image-count="0" meta:object-count="0" meta:page-count="1" meta:paragraph-count="1" meta:word-count="14" meta:character-count="91" meta:non-whitespace-character-count="78"/>
    <meta:generator>LibreOffice/6.3.3.2$Linux_X86_64 LibreOffice_project/a64200df03143b798afd1ec74a12ab50359878ed</meta:generator>
  </office:meta>
</office:document-meta>
</file>